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language="it" fo:country="IT" officeooo:rsid="0004f851" officeooo:paragraph-rsid="0004f851"/>
    </style:style>
    <style:style style:name="P2" style:family="paragraph" style:parent-style-name="Text_20_body">
      <style:text-properties fo:language="it" fo:country="IT" officeooo:rsid="0004f851" officeooo:paragraph-rsid="0004f851"/>
    </style:style>
    <style:style style:name="P3" style:family="paragraph" style:parent-style-name="Title">
      <style:text-properties fo:language="it" fo:country="IT" officeooo:rsid="0004f851" officeooo:paragraph-rsid="0004f851"/>
    </style:style>
    <style:style style:name="P4" style:family="paragraph" style:parent-style-name="Heading_20_1">
      <style:text-properties fo:language="it" fo:country="IT" officeooo:rsid="00053c65" officeooo:paragraph-rsid="00053c65"/>
    </style:style>
    <style:style style:name="P5" style:family="paragraph" style:parent-style-name="Heading_20_1">
      <style:text-properties fo:language="it" fo:country="IT" officeooo:rsid="0004ce24" officeooo:paragraph-rsid="000aaa68"/>
    </style:style>
    <style:style style:name="P6" style:family="paragraph" style:parent-style-name="Heading_20_2">
      <style:text-properties fo:language="it" fo:country="IT" officeooo:rsid="00053c65" officeooo:paragraph-rsid="00053c65"/>
    </style:style>
    <style:style style:name="P7" style:family="paragraph" style:parent-style-name="Heading_20_2">
      <style:text-properties fo:language="it" fo:country="IT" officeooo:rsid="0004ce24" officeooo:paragraph-rsid="000aaa68"/>
    </style:style>
    <style:style style:name="P8" style:family="paragraph" style:parent-style-name="Heading_20_2">
      <style:text-properties fo:language="it" fo:country="IT" officeooo:rsid="00066ba7" officeooo:paragraph-rsid="000aaa68"/>
    </style:style>
    <style:style style:name="P9" style:family="paragraph" style:parent-style-name="Text_20_body" style:list-style-name="L1">
      <style:text-properties officeooo:paragraph-rsid="00095744"/>
    </style:style>
    <style:style style:name="P10" style:family="paragraph" style:parent-style-name="Text_20_body" style:list-style-name="L1">
      <style:text-properties officeooo:paragraph-rsid="00053c65"/>
    </style:style>
    <style:style style:name="P11" style:family="paragraph" style:parent-style-name="Text_20_body" style:list-style-name="L1">
      <style:text-properties fo:language="it" fo:country="IT" officeooo:rsid="00053c65" officeooo:paragraph-rsid="0006b075"/>
    </style:style>
    <style:style style:name="P12" style:family="paragraph" style:parent-style-name="Text_20_body" style:list-style-name="L2">
      <style:text-properties fo:language="it" fo:country="IT" officeooo:rsid="00053c65" officeooo:paragraph-rsid="0006b075"/>
    </style:style>
    <style:style style:name="P13" style:family="paragraph" style:parent-style-name="Text_20_body" style:list-style-name="L2">
      <style:text-properties fo:language="it" fo:country="IT" officeooo:rsid="00053c65" officeooo:paragraph-rsid="00053c65"/>
    </style:style>
    <style:style style:name="P14" style:family="paragraph" style:parent-style-name="Text_20_body" style:list-style-name="L3">
      <style:text-properties fo:language="it" fo:country="IT" officeooo:rsid="00053c65" officeooo:paragraph-rsid="00053c65"/>
    </style:style>
    <style:style style:name="P15" style:family="paragraph" style:parent-style-name="Text_20_body" style:list-style-name="L1">
      <style:text-properties fo:language="it" fo:country="IT" officeooo:rsid="0006b075" officeooo:paragraph-rsid="0006b075"/>
    </style:style>
    <style:style style:name="P16" style:family="paragraph" style:parent-style-name="Text_20_body" style:list-style-name="L1">
      <style:text-properties fo:language="it" fo:country="IT" officeooo:rsid="0006b075" officeooo:paragraph-rsid="0007108a"/>
    </style:style>
    <style:style style:name="P17" style:family="paragraph" style:parent-style-name="Text_20_body" style:list-style-name="L3">
      <style:text-properties fo:language="it" fo:country="IT" officeooo:rsid="0006b075" officeooo:paragraph-rsid="0006b075"/>
    </style:style>
    <style:style style:name="P18" style:family="paragraph" style:parent-style-name="Text_20_body">
      <style:text-properties fo:language="it" fo:country="IT" officeooo:rsid="0006b075" officeooo:paragraph-rsid="0006b075"/>
    </style:style>
    <style:style style:name="P19" style:family="paragraph" style:parent-style-name="Text_20_body" style:list-style-name="L7">
      <style:text-properties fo:language="it" fo:country="IT" officeooo:rsid="00066ba7" officeooo:paragraph-rsid="000aaa68"/>
    </style:style>
    <style:style style:name="P20" style:family="paragraph" style:parent-style-name="Text_20_body" style:list-style-name="L6">
      <style:text-properties fo:language="it" fo:country="IT" officeooo:paragraph-rsid="000aaa68"/>
    </style:style>
    <style:style style:name="T1" style:family="text">
      <style:text-properties fo:language="it" fo:country="IT" officeooo:rsid="00053c65"/>
    </style:style>
    <style:style style:name="T2" style:family="text">
      <style:text-properties fo:language="it" fo:country="IT" officeooo:rsid="0006b075"/>
    </style:style>
    <style:style style:name="T3" style:family="text">
      <style:text-properties fo:language="it" fo:country="IT" officeooo:rsid="0007108a"/>
    </style:style>
    <style:style style:name="T4" style:family="text">
      <style:text-properties fo:language="it" fo:country="IT" officeooo:rsid="00095744"/>
    </style:style>
    <style:style style:name="T5" style:family="text">
      <style:text-properties officeooo:rsid="0006b075"/>
    </style:style>
    <style:style style:name="T6" style:family="text">
      <style:text-properties officeooo:rsid="0007108a"/>
    </style:style>
    <style:style style:name="T7" style:family="text">
      <style:text-properties officeooo:rsid="0004ce24"/>
    </style:style>
    <style:style style:name="T8" style:family="text">
      <style:text-properties officeooo:rsid="00066b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I PROGETTO DI TECNOLOGIE WEB</text:p>
      <text:p text:style-name="P1">Fatnassi Jihed e Principato Filippo</text:p>
      <text:p text:style-name="P2"/>
      <text:h text:style-name="P4" text:outline-level="1">Sito per la condivisione di recensioni utente</text:h>
      <text:h text:style-name="P6" text:outline-level="2">Utenti non iscritti:</text:h>
      <text:list xml:id="list4292412408" text:style-name="L1">
        <text:list-item>
          <text:p text:style-name="P9"><text:span text:style-name="T2">I</text:span><text:span text:style-name="T4">scrizione al sito (come proprietario o come utente normale)</text:span></text:p>
        </text:list-item>
        <text:list-item>
          <text:p text:style-name="P10"><text:span text:style-name="T2">L</text:span><text:span text:style-name="T1">ettura delle recensioni gi</text:span><text:span text:style-name="T3">à</text:span><text:span text:style-name="T1"> presenti</text:span></text:p>
        </text:list-item>
        <text:list-item>
          <text:p text:style-name="P11">Ricerca tramite nome della località</text:p>
        </text:list-item>
        <text:list-item>
          <text:p text:style-name="P11">Ricerca avanzata in cui si pu<text:span text:style-name="T6">ò</text:span> specificare il tipo di località da cercare</text:p>
        </text:list-item>
        <text:list-item>
          <text:p text:style-name="P15">Visualizzazione località con reputazione migliore (<text:span text:style-name="T6">obbligatorio per 2 persone</text:span>)</text:p>
        </text:list-item>
        <text:list-item>
          <text:p text:style-name="P16">Visualizzazione di mappa con luogo della località (<text:span text:style-name="T6">obbligatorio per 2 persone</text:span>)</text:p>
        </text:list-item>
      </text:list>
      <text:h text:style-name="P6" text:outline-level="2">Utenti iscritti:</text:h>
      <text:list xml:id="list3381955617" text:style-name="L2">
        <text:list-item>
          <text:p text:style-name="P12">Tutte le funzionalità di utenti <text:span text:style-name="T5">non</text:span> iscritti</text:p>
        </text:list-item>
        <text:list-item>
          <text:p text:style-name="P13">Inserimento di recensioni alle località già presenti</text:p>
        </text:list-item>
        <text:list-item>
          <text:p text:style-name="P13">Inserimento di una valutazione alle località già presenti tramite la recensione</text:p>
        </text:list-item>
        <text:list-item>
          <text:p text:style-name="P13">Inserimento di una valutazione (Like) a una recensione già presente</text:p>
        </text:list-item>
      </text:list>
      <text:h text:style-name="P6" text:outline-level="2">Utenti iscritti e proprietari di una località</text:h>
      <text:list xml:id="list2432953276" text:style-name="L3">
        <text:list-item>
          <text:p text:style-name="P14">Tutte le funzionalità di utenti iscritti</text:p>
        </text:list-item>
        <text:list-item>
          <text:p text:style-name="P14">Inserire una località con un nome, un indirizzo, una descrizione, un tipo e una immagine</text:p>
        </text:list-item>
        <text:list-item>
          <text:p text:style-name="P14">Modifica della località</text:p>
        </text:list-item>
        <text:list-item>
          <text:p text:style-name="P14">Visualizzare tutte le località del proprietario</text:p>
        </text:list-item>
        <text:list-item>
          <text:p text:style-name="P17">Notifica di nuova recensione a una località inserita</text:p>
        </text:list-item>
      </text:list>
      <text:p text:style-name="P18"/>
      <text:p text:style-name="P18"/>
      <text:h text:style-name="P5" text:outline-level="1"><text:soft-page-break/>Tests</text:h>
      <text:h text:style-name="P7" text:outline-level="2">test_visualizzaSezione</text:h>
      <text:list xml:id="list1815065355" text:style-name="L6">
        <text:list-item>
          <text:p text:style-name="P20"><text:span text:style-name="T7">Verifica il corretto funzionamento della view </text:span><text:span text:style-name="T8">visualizzaSezione, cioè che restituisca la pagina singola_sezione.html che mostra nel dettaglio la sezione (Località)</text:span></text:p>
        </text:list-item>
      </text:list>
      <text:h text:style-name="P8" text:outline-level="2">test_rating</text:h>
      <text:list xml:id="list80425939" text:style-name="L7">
        <text:list-item>
          <text:p text:style-name="P19">Verifica che il voto indicato dai singoli posts (Recensioni) di una determinata sezione (Località) venga elaborato</text:p>
        </text:list-item>
        <text:list-item>
          <text:p text:style-name="P19">Verifica che il risultato dell’elaborazione sia esatto, ovvero la media di tutti i voti di una determinata sezione (Località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it" fo:country="IT" officeooo:rsid="00053c65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9-09T21:50:36.996000000</dc:date>
    <meta:editing-duration>PT59M55S</meta:editing-duration>
    <meta:editing-cycles>7</meta:editing-cycles>
    <meta:document-statistic meta:table-count="0" meta:image-count="0" meta:object-count="0" meta:page-count="2" meta:paragraph-count="27" meta:word-count="230" meta:character-count="1503" meta:non-whitespace-character-count="1318"/>
  </office:meta>
</office:document-meta>
</file>